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100002E10000016000000160825FBE4ACE2B6D83.svg" manifest:media-type="image/svg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2/Pictures/100002E10000016000000160825FBE4ACE2B6D83.svg" manifest:media-type="image/svg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Pictures/100002E10000016000000160825FBE4ACE2B6D83.svg" manifest:media-type="image/svg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172.65mm"/>
    </style:style>
    <style:style style:name="co9" style:family="table-column">
      <style:table-column-properties fo:break-before="auto" style:column-width="67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36">
      <style:table-cell-properties fo:background-color="transparent"/>
    </style:style>
    <style:style style:name="ce3" style:family="table-cell" style:parent-style-name="Default" style:data-style-name="N3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341.12mm" svg:height="89.99mm" svg:x="0mm" svg:y="0.64mm">
            <loext:p draw:notify-on-update-of-ranges="Sheet1.I56:Sheet1.I68 Sheet1.I55:Sheet1.I55 Sheet1.K56:Sheet1.K68 Sheet1.J56:Sheet1.J68 Sheet1.J55:Sheet1.J55 Sheet1.L56:Sheet1.L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shapes>
          <draw:frame draw:z-index="0" draw:style-name="gr1" draw:text-style-name="P1" svg:width="228.01mm" svg:height="111.17mm" svg:x="447.99mm" svg:y="-0.04mm">
            <loext:p draw:notify-on-update-of-ranges="Sheet1.I56:Sheet1.I68 Sheet1.I55:Sheet1.I55 Sheet1.K56:Sheet1.K68 Sheet1.I70:Sheet1.I70 Sheet1.K70:Sheet1.K70 Sheet1.J70:Sheet1.J70 Sheet1.L70:Sheet1.L70 Sheet1.J56:Sheet1.J68 Sheet1.J55:Sheet1.J55 Sheet1.L56:Sheet1.L6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9.63mm" svg:height="130.04mm" svg:x="447.99mm" svg:y="0mm">
            <loext:p draw:notify-on-update-of-ranges="Sheet1.I56:Sheet1.I68 Sheet1.I55:Sheet1.I55 Sheet1.K56:Sheet1.K68 Sheet1.I70:Sheet1.I70 Sheet1.K70:Sheet1.K70 Sheet1.J70:Sheet1.J70 Sheet1.L70:Sheet1.L70 Sheet1.J56:Sheet1.J68 Sheet1.J55:Sheet1.J55 Sheet1.L56:Sheet1.L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6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emps algo 1</text:p>
          </table:table-cell>
          <table:table-cell office:value-type="string" calcext:value-type="string">
            <text:p>temps algo 2</text:p>
          </table:table-cell>
          <table:table-cell office:value-type="string" calcext:value-type="string">
            <text:p>temps algo 3</text:p>
          </table:table-cell>
          <table:table-cell office:value-type="string" calcext:value-type="string">
            <text:p>temps algo 2_2</text:p>
          </table:table-cell>
          <table:table-cell office:value-type="string" calcext:value-type="string">
            <text:p>temps algo_4_2</text:p>
          </table:table-cell>
          <table:table-cell office:value-type="string" calcext:value-type="string">
            <text:p>impression</text:p>
          </table:table-cell>
          <table:table-cell office:value-type="string" calcext:value-type="string">
            <text:p>ordre des algos: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/>
          <table:table-cell table:formula="of:=AVERAGE([.B56:.B68])" office:value-type="float" office:value="127.38" calcext:value-type="float">
            <text:p>127.38</text:p>
          </table:table-cell>
          <table:table-cell table:formula="of:=AVERAGE([.C56:.C68])" office:value-type="float" office:value="69.1923076923077" calcext:value-type="float">
            <text:p>69.1923076923</text:p>
          </table:table-cell>
          <table:table-cell table:formula="of:=AVERAGE([.D56:.D68])" office:value-type="float" office:value="93.3715384615384" calcext:value-type="float">
            <text:p>93.3715384615</text:p>
          </table:table-cell>
          <table:table-cell table:number-columns-repeated="4"/>
          <table:table-cell office:value-type="string" calcext:value-type="string">
            <text:p>T-T/R-R</text:p>
          </table:table-cell>
          <table:table-cell office:value-type="string" calcext:value-type="string">
            <text:p>TR-T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. Deschênes</text:p>
          </table:table-cell>
          <table:table-cell table:style-name="ce1" office:value-type="float" office:value="241" calcext:value-type="float">
            <text:p>241</text:p>
          </table:table-cell>
          <table:table-cell table:number-columns-repeated="2" table:style-name="ce1" office:value-type="float" office:value="134" calcext:value-type="float">
            <text:p>134</text:p>
          </table:table-cell>
          <table:table-cell table:style-name="ce1" table:number-columns-repeated="2"/>
          <table:table-cell table:style-name="ce1" office:value-type="string" calcext:value-type="string">
            <text:p>Algorithme 3 meilleure, peut être parce que pratiqué (a été utilisé en deuxieme). Ago 1 c’est compliqué </text:p>
          </table:table-cell>
          <table:table-cell table:style-name="ce2" office:value-type="string" calcext:value-type="string">
            <text:p>2 3 1</text:p>
          </table:table-cell>
          <table:table-cell table:style-name="ce1" table:formula="of:=([.B56]-[.D56])/[.D56]" office:value-type="float" office:value="0.798507462686567" calcext:value-type="float">
            <text:p>0.7985074627</text:p>
          </table:table-cell>
          <table:table-cell table:style-name="ce1" table:formula="of:=([.C56]-[.D56])/[.D56]" office:value-type="float" office:value="0" calcext:value-type="float">
            <text:p>0</text:p>
          </table:table-cell>
          <table:table-cell table:style-name="ce1" office:value-type="float" office:value="0.925" calcext:value-type="float">
            <text:p>0.925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Babin P.</text:p>
          </table:table-cell>
          <table:table-cell office:value-type="float" office:value="110.33" calcext:value-type="float">
            <text:p>110.33</text:p>
          </table:table-cell>
          <table:table-cell office:value-type="float" office:value="78.5" calcext:value-type="float">
            <text:p>78.5</text:p>
          </table:table-cell>
          <table:table-cell office:value-type="float" office:value="85.83" calcext:value-type="float">
            <text:p>85.83</text:p>
          </table:table-cell>
          <table:table-cell office:value-type="float" office:value="15.4" calcext:value-type="float">
            <text:p>15.4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Algo 2-3 simlaire, algo 1 moyen, #unreal</text:p>
          </table:table-cell>
          <table:table-cell table:style-name="ce3" office:value-type="string" calcext:value-type="string">
            <text:p>2 1 3</text:p>
          </table:table-cell>
          <table:table-cell table:formula="of:=([.B57]-[.D57])/[.D57]" office:value-type="float" office:value="0.285447978562274" calcext:value-type="float">
            <text:p>0.2854479786</text:p>
          </table:table-cell>
          <table:table-cell table:formula="of:=([.C57]-[.D57])/[.D57]" office:value-type="float" office:value="-0.0854013748106722" calcext:value-type="float">
            <text:p>-0.0854013748</text:p>
          </table:table-cell>
          <table:table-cell office:value-type="float" office:value="0.925" calcext:value-type="float">
            <text:p>0.925</text:p>
          </table:table-cell>
          <table:table-cell office:value-type="float" office:value="1.05" calcext:value-type="float">
            <text:p>1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. Boucher</text:p>
          </table:table-cell>
          <table:table-cell office:value-type="float" office:value="84.61" calcext:value-type="float">
            <text:p>84.61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11.9" calcext:value-type="float">
            <text:p>11.9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2 meilleur, 3 repousse trop au singularité, 1 bien mais peut etre influencer par experience controle robot.</text:p>
          </table:table-cell>
          <table:table-cell table:style-name="ce3" office:value-type="string" calcext:value-type="string">
            <text:p>3 2 1</text:p>
          </table:table-cell>
          <table:table-cell table:formula="of:=([.B58]-[.D58])/[.D58]" office:value-type="float" office:value="0.281969696969697" calcext:value-type="float">
            <text:p>0.281969697</text:p>
          </table:table-cell>
          <table:table-cell table:formula="of:=([.C58]-[.D58])/[.D58]" office:value-type="float" office:value="-0.363636363636364" calcext:value-type="float">
            <text:p>-0.3636363636</text:p>
          </table:table-cell>
          <table:table-cell office:value-type="float" office:value="0.95" calcext:value-type="float">
            <text:p>0.95</text:p>
          </table:table-cell>
          <table:table-cell office:value-type="float" office:value="1.025" calcext:value-type="float">
            <text:p>1.0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-A Dion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3" office:value-type="string" calcext:value-type="string">
            <text:p>2 1 3</text:p>
          </table:table-cell>
          <table:table-cell table:formula="of:=([.B59]-[.D59])/[.D59]" office:value-type="float" office:value="0.306818181818182" calcext:value-type="float">
            <text:p>0.3068181818</text:p>
          </table:table-cell>
          <table:table-cell table:formula="of:=([.C59]-[.D59])/[.D59]" office:value-type="float" office:value="-0.375" calcext:value-type="float">
            <text:p>-0.375</text:p>
          </table:table-cell>
          <table:table-cell office:value-type="float" office:value="0.975" calcext:value-type="float">
            <text:p>0.975</text:p>
          </table:table-cell>
          <table:table-cell office:value-type="float" office:value="1.05" calcext:value-type="float">
            <text:p>1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. Mainguy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3" office:value-type="string" calcext:value-type="string">
            <text:p>1 3 2</text:p>
          </table:table-cell>
          <table:table-cell table:formula="of:=([.B60]-[.D60])/[.D60]" office:value-type="float" office:value="0.815384615384615" calcext:value-type="float">
            <text:p>0.8153846154</text:p>
          </table:table-cell>
          <table:table-cell table:formula="of:=([.C60]-[.D60])/[.D60]" office:value-type="float" office:value="-0.261538461538462" calcext:value-type="float">
            <text:p>-0.2615384615</text:p>
          </table:table-cell>
          <table:table-cell office:value-type="float" office:value="0.975" calcext:value-type="float">
            <text:p>0.975</text:p>
          </table:table-cell>
          <table:table-cell office:value-type="float" office:value="1.025" calcext:value-type="float">
            <text:p>1.0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 Lessard</text:p>
          </table:table-cell>
          <table:table-cell office:value-type="float" office:value="158" calcext:value-type="float">
            <text:p>158</text:p>
          </table:table-cell>
          <table:table-cell office:value-type="float" office:value="96" calcext:value-type="float">
            <text:p>96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1 2 3</text:p>
          </table:table-cell>
          <table:table-cell table:formula="of:=([.B61]-[.D61])/[.D61]" office:value-type="float" office:value="0.112676056338028" calcext:value-type="float">
            <text:p>0.1126760563</text:p>
          </table:table-cell>
          <table:table-cell table:formula="of:=([.C61]-[.D61])/[.D61]" office:value-type="float" office:value="-0.323943661971831" calcext:value-type="float">
            <text:p>-0.323943662</text:p>
          </table:table-cell>
          <table:table-cell office:value-type="float" office:value="0.95" calcext:value-type="float">
            <text:p>0.95</text:p>
          </table:table-cell>
          <table:table-cell office:value-type="float" office:value="1.025" calcext:value-type="float">
            <text:p>1.0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F lessard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3 2 1</text:p>
          </table:table-cell>
          <table:table-cell table:formula="of:=([.B62]-[.D62])/[.D62]" office:value-type="float" office:value="0.981132075471698" calcext:value-type="float">
            <text:p>0.9811320755</text:p>
          </table:table-cell>
          <table:table-cell table:formula="of:=([.C62]-[.D62])/[.D62]" office:value-type="float" office:value="-0.150943396226415" calcext:value-type="float">
            <text:p>-0.1509433962</text:p>
          </table:table-cell>
          <table:table-cell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 Marquis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([.B63]-[.D63])/[.D63]" office:value-type="float" office:value="-0.186915887850467" calcext:value-type="float">
            <text:p>-0.1869158879</text:p>
          </table:table-cell>
          <table:table-cell table:formula="of:=([.C63]-[.D63])/[.D63]" office:value-type="float" office:value="-0.383177570093458" calcext:value-type="float">
            <text:p>-0.3831775701</text:p>
          </table:table-cell>
          <table:table-cell office:value-type="float" office:value="0.95" calcext:value-type="float">
            <text:p>0.95</text:p>
          </table:table-cell>
          <table:table-cell office:value-type="float" office:value="1.075" calcext:value-type="float">
            <text:p>1.0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 cote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3 2 1</text:p>
          </table:table-cell>
          <table:table-cell table:formula="of:=([.B64]-[.D64])/[.D64]" office:value-type="float" office:value="0.317307692307692" calcext:value-type="float">
            <text:p>0.3173076923</text:p>
          </table:table-cell>
          <table:table-cell table:formula="of:=([.C64]-[.D64])/[.D64]" office:value-type="float" office:value="-0.25" calcext:value-type="float">
            <text:p>-0.25</text:p>
          </table:table-cell>
          <table:table-cell office:value-type="float" office:value="0.95" calcext:value-type="float">
            <text:p>0.95</text:p>
          </table:table-cell>
          <table:table-cell office:value-type="float" office:value="1.075" calcext:value-type="float">
            <text:p>1.0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 cote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([.B65]-[.D65])/[.D65]" office:value-type="float" office:value="1.1044776119403" calcext:value-type="float">
            <text:p>1.1044776119</text:p>
          </table:table-cell>
          <table:table-cell table:formula="of:=([.C65]-[.D65])/[.D65]" office:value-type="float" office:value="-0.149253731343284" calcext:value-type="float">
            <text:p>-0.1492537313</text:p>
          </table:table-cell>
          <table:table-cell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e</text:p>
          </table:table-cell>
          <table:table-cell office:value-type="float" office:value="188" calcext:value-type="float">
            <text:p>188</text:p>
          </table:table-cell>
          <table:table-cell office:value-type="float" office:value="95" calcext:value-type="float">
            <text:p>95</text:p>
          </table:table-cell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([.B66]-[.D66])/[.D66]" office:value-type="float" office:value="0.27027027027027" calcext:value-type="float">
            <text:p>0.2702702703</text:p>
          </table:table-cell>
          <table:table-cell table:formula="of:=([.C66]-[.D66])/[.D66]" office:value-type="float" office:value="-0.358108108108108" calcext:value-type="float">
            <text:p>-0.3581081081</text:p>
          </table:table-cell>
          <table:table-cell office:value-type="float" office:value="0.975" calcext:value-type="float">
            <text:p>0.975</text:p>
          </table:table-cell>
          <table:table-cell office:value-type="float" office:value="1.075" calcext:value-type="float">
            <text:p>1.075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([.B67]-[.D67])/[.D67]" office:value-type="float" office:value="-0.11" calcext:value-type="float">
            <text:p>-0.11</text:p>
          </table:table-cell>
          <table:table-cell table:formula="of:=([.C67]-[.D67])/[.D67]" office:value-type="float" office:value="-0.43" calcext:value-type="float">
            <text:p>-0.43</text:p>
          </table:table-cell>
          <table:table-cell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ass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([.B68]-[.D68])/[.D68]" office:value-type="float" office:value="0.518518518518518" calcext:value-type="float">
            <text:p>0.5185185185</text:p>
          </table:table-cell>
          <table:table-cell table:formula="of:=([.C68]-[.D68])/[.D68]" office:value-type="float" office:value="-0.111111111111111" calcext:value-type="float">
            <text:p>-0.1111111111</text:p>
          </table:table-cell>
          <table:table-cell office:value-type="float" office:value="0.95" calcext:value-type="float">
            <text:p>0.95</text:p>
          </table:table-cell>
          <table:table-cell office:value-type="float" office:value="1.05" calcext:value-type="float">
            <text:p>1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formula="of:=AVERAGE([.I56:.I68])" office:value-type="float" office:value="0.422738020955183" calcext:value-type="float">
            <text:p>0.422738021</text:p>
          </table:table-cell>
          <table:table-cell table:formula="of:=AVERAGE([.J56:.J68])" office:value-type="float" office:value="-0.249393367603054" calcext:value-type="float">
            <text:p>-0.2493933676</text:p>
          </table:table-cell>
          <table:table-cell table:number-columns-repeated="2" office:value-type="float" office:value="0.995" calcext:value-type="float">
            <text:p>0.9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134" calcext:value-type="float">
            <text:p>1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0.33" calcext:value-type="float">
            <text:p>110.33</text:p>
          </table:table-cell>
          <table:table-cell office:value-type="float" office:value="85.83" calcext:value-type="float">
            <text:p>85.8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4.61" calcext:value-type="float">
            <text:p>84.61</text:p>
          </table:table-cell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42" calcext:value-type="float">
            <text:p>14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office:value-type="string" calcext:value-type="string">
            <text:p><text:span text:style-name="T1">ANOVA - Single Factor</text:span>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48" calcext:value-type="float">
            <text:p>148</text:p>
          </table:table-cell>
          <table:table-cell table:number-columns-repeated="4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ev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Column 1</text:p>
          </table:table-cell>
          <table:table-cell table:formula="of:=COUNT([$Sheet1.$B$56:.$B$68])" office:value-type="float" office:value="13" calcext:value-type="float">
            <text:p>13</text:p>
          </table:table-cell>
          <table:table-cell table:formula="of:=SUM([$Sheet1.$B$56:.$B$68])" office:value-type="float" office:value="1655.94" calcext:value-type="float">
            <text:p>1655.94</text:p>
          </table:table-cell>
          <table:table-cell table:formula="of:=AVERAGE([$Sheet1.$B$56:.$B$68])" office:value-type="float" office:value="127.38" calcext:value-type="float">
            <text:p>127.38</text:p>
          </table:table-cell>
          <table:table-cell table:formula="of:=VAR([$Sheet1.$B$56:.$B$68])" office:value-type="float" office:value="2152.07698333333" calcext:value-type="float">
            <text:p>2152.0769833333</text:p>
          </table:table-cell>
          <table:table-cell table:formula="of:=SQRT([.L86])" office:value-type="float" office:value="46.3904837583457" calcext:value-type="float">
            <text:p>46.3904837583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Column 2</text:p>
          </table:table-cell>
          <table:table-cell table:formula="of:=COUNT([$Sheet1.$C$56:.$C$68])" office:value-type="float" office:value="13" calcext:value-type="float">
            <text:p>13</text:p>
          </table:table-cell>
          <table:table-cell table:formula="of:=SUM([$Sheet1.$C$56:.$C$68])" office:value-type="float" office:value="899.5" calcext:value-type="float">
            <text:p>899.5</text:p>
          </table:table-cell>
          <table:table-cell table:formula="of:=AVERAGE([$Sheet1.$C$56:.$C$68])" office:value-type="float" office:value="69.1923076923077" calcext:value-type="float">
            <text:p>69.1923076923</text:p>
          </table:table-cell>
          <table:table-cell table:formula="of:=VAR([$Sheet1.$C$56:.$C$68])" office:value-type="float" office:value="706.730769230769" calcext:value-type="float">
            <text:p>706.7307692308</text:p>
          </table:table-cell>
          <table:table-cell table:formula="of:=SQRT([.L87])" office:value-type="float" office:value="26.5844083859462" calcext:value-type="float">
            <text:p>26.5844083859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Column 3</text:p>
          </table:table-cell>
          <table:table-cell table:formula="of:=COUNT([$Sheet1.$D$56:.$D$68])" office:value-type="float" office:value="13" calcext:value-type="float">
            <text:p>13</text:p>
          </table:table-cell>
          <table:table-cell table:formula="of:=SUM([$Sheet1.$D$56:.$D$68])" office:value-type="float" office:value="1213.83" calcext:value-type="float">
            <text:p>1213.83</text:p>
          </table:table-cell>
          <table:table-cell table:formula="of:=AVERAGE([$Sheet1.$D$56:.$D$68])" office:value-type="float" office:value="93.3715384615384" calcext:value-type="float">
            <text:p>93.3715384615</text:p>
          </table:table-cell>
          <table:table-cell table:formula="of:=VAR([$Sheet1.$D$56:.$D$68])" office:value-type="float" office:value="1071.46786410256" calcext:value-type="float">
            <text:p>1071.4678641026</text:p>
          </table:table-cell>
          <table:table-cell table:formula="of:=SQRT([.L88])" office:value-type="float" office:value="32.7332837354055" calcext:value-type="float">
            <text:p>32.733283735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Between Groups</text:p>
          </table:table-cell>
          <table:table-cell table:formula="of:=SUMPRODUCT([$Sheet1.$J$86:.$J$88];[$Sheet1.$K$86:.$K$88])-SUM([$Sheet1.$J$86:.$J$88])^2/SUM([$Sheet1.$I$86:.$I$88])" office:value-type="float" office:value="22217.0788358974" calcext:value-type="float">
            <text:p>22217.0788358974</text:p>
          </table:table-cell>
          <table:table-cell table:formula="of:=COUNT([$Sheet1.$J$86:.$J$88])-1" office:value-type="float" office:value="2" calcext:value-type="float">
            <text:p>2</text:p>
          </table:table-cell>
          <table:table-cell table:formula="of:=[$Sheet1.$I$91] / [$Sheet1.$J$91]" office:value-type="float" office:value="11108.5394179487" calcext:value-type="float">
            <text:p>11108.5394179487</text:p>
          </table:table-cell>
          <table:table-cell table:formula="of:=[$Sheet1.$K$91] / [$Sheet1.$K$92]" office:value-type="float" office:value="8.4792064232152" calcext:value-type="float">
            <text:p>8.4792064232</text:p>
          </table:table-cell>
          <table:table-cell table:formula="of:=LEGACY.FDIST([$Sheet1.$L$91]; [$Sheet1.$J$91]; [$Sheet1.$J$92])" office:value-type="float" office:value="0.000960761778778587" calcext:value-type="float">
            <text:p>0.0009607618</text:p>
          </table:table-cell>
          <table:table-cell table:formula="of:=LEGACY.FINV([$Sheet1.$I$83]; [$Sheet1.$J$91]; [$Sheet1.$J$92])" office:value-type="float" office:value="3.25944630614411" calcext:value-type="float">
            <text:p>3.2594463061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Within Groups</text:p>
          </table:table-cell>
          <table:table-cell table:formula="of:=SUM(DEVSQ([.$B$56:.$B$68]);DEVSQ([.$C$56:.$C$68]);DEVSQ([.$D$56:.$D$68]))" office:value-type="float" office:value="47163.3074" calcext:value-type="float">
            <text:p>47163.3074</text:p>
          </table:table-cell>
          <table:table-cell table:formula="of:=SUM([$Sheet1.$I$86:.$I$88])-COUNT([$Sheet1.$I$86:.$I$88])" office:value-type="float" office:value="36" calcext:value-type="float">
            <text:p>36</text:p>
          </table:table-cell>
          <table:table-cell table:formula="of:=[$Sheet1.$I$92] / [$Sheet1.$J$92]" office:value-type="float" office:value="1310.09187222222" calcext:value-type="float">
            <text:p>1310.0918722222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DEVSQ([$Sheet1.$B$56:.$B$68],[$Sheet1.$C$56:.$C$68],[$Sheet1.$D$56:.$D$68])" office:value-type="string" office:string-value="" calcext:value-type="error">
            <text:p>Err:508</text:p>
          </table:table-cell>
          <table:table-cell table:formula="of:=SUM([$Sheet1.$I$86:.$I$88]) - 1" office:value-type="float" office:value="38" calcext:value-type="float">
            <text:p>38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<text:span text:style-name="T1">t-test</text:span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Mean</text:p>
          </table:table-cell>
          <table:table-cell table:formula="of:=AVERAGE([$Sheet1.$B$56:.$B$68])" office:value-type="float" office:value="127.38" calcext:value-type="float">
            <text:p>127.38</text:p>
          </table:table-cell>
          <table:table-cell table:formula="of:=AVERAGE([$Sheet1.$C$56:.$C$68])" office:value-type="float" office:value="69.1923076923077" calcext:value-type="float">
            <text:p>69.1923076923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Variance</text:p>
          </table:table-cell>
          <table:table-cell table:formula="of:=VAR([$Sheet1.$B$56:.$B$68])" office:value-type="float" office:value="2152.07698333333" calcext:value-type="float">
            <text:p>2152.0769833333</text:p>
          </table:table-cell>
          <table:table-cell table:formula="of:=VAR([$Sheet1.$C$56:.$C$68])" office:value-type="float" office:value="706.730769230769" calcext:value-type="float">
            <text:p>706.7307692308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Observations</text:p>
          </table:table-cell>
          <table:table-cell table:formula="of:=COUNT([$Sheet1.$B$56:.$B$68])" office:value-type="float" office:value="13" calcext:value-type="float">
            <text:p>13</text:p>
          </table:table-cell>
          <table:table-cell table:formula="of:=COUNT([$Sheet1.$C$56:.$C$68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Pearson Correlation</text:p>
          </table:table-cell>
          <table:table-cell table:formula="of:=CORREL([$Sheet1.$B$56:.$B$68];[$Sheet1.$C$56:.$C$68])" office:value-type="float" office:value="0.88830802056805" calcext:value-type="float">
            <text:p>0.888308020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B$56:.$B$68]); 1; 0) * IF(ISNUMBER([$Sheet1.$C$56:.$C$68]); 1; 0)); [$Sheet1.$B$56:.$B$68] - [$Sheet1.$C$56:.$C$68]; &quot;NA&quot;))" office:value-type="float" office:value="58.1876923076923" calcext:value-type="float">
            <text:p>58.1876923077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B$56:.$B$68]); 1; 0) * IF(ISNUMBER([$Sheet1.$C$56:.$C$68]); 1; 0)); [$Sheet1.$B$56:.$B$68] - [$Sheet1.$C$56:.$C$68]; &quot;NA&quot;))" office:value-type="float" office:value="667.771919230769" calcext:value-type="float">
            <text:p>667.771919230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B$56:.$B$68]); 1; 0) * IF(ISNUMBER([$Sheet1.$C$56:.$C$68]); 1; 0)) - 1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Stat</text:p>
          </table:table-cell>
          <table:table-cell table:formula="of:=([$Sheet1.$I$106] - [$Sheet1.$I$100]) / ([$Sheet1.$I$107] / ( [$Sheet1.$I$108] + 1)) ^ 0.5" office:value-type="float" office:value="8.11874187162129" calcext:value-type="float">
            <text:p>8.118741871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 (T&lt;=t) one-tail</text:p>
          </table:table-cell>
          <table:table-cell table:formula="of:=LEGACY.TDIST(ABS([$Sheet1.$I$109]); [$Sheet1.$I$108]; 1)" office:value-type="float" office:value="0.00000161621021007728" calcext:value-type="float">
            <text:p>1.61621021007728E-0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Critical one-tail</text:p>
          </table:table-cell>
          <table:table-cell table:formula="of:=TINV(2*[$Sheet1.$I$99]; [$Sheet1.$I$108])" office:value-type="float" office:value="1.78228755564932" calcext:value-type="float">
            <text:p>1.782287555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 (T&lt;=t) two-tail</text:p>
          </table:table-cell>
          <table:table-cell table:formula="of:=LEGACY.TDIST(ABS([$Sheet1.$I$109]); [$Sheet1.$I$108]; 2)" office:value-type="float" office:value="0.00000323242042015455" calcext:value-type="float">
            <text:p>3.23242042015455E-0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Critical two-tail</text:p>
          </table:table-cell>
          <table:table-cell table:formula="of:=TINV([$Sheet1.$I$99]; [$Sheet1.$I$108])" office:value-type="float" office:value="2.17881282966723" calcext:value-type="float">
            <text:p>2.1788128297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<text:span text:style-name="T1">t-test</text:span>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Mean</text:p>
          </table:table-cell>
          <table:table-cell table:formula="of:=AVERAGE([$Sheet1.$C$56:.$C$68])" office:value-type="float" office:value="69.1923076923077" calcext:value-type="float">
            <text:p>69.1923076923</text:p>
          </table:table-cell>
          <table:table-cell table:formula="of:=AVERAGE([$Sheet1.$D$56:.$D$68])" office:value-type="float" office:value="93.3715384615384" calcext:value-type="float">
            <text:p>93.3715384615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Variance</text:p>
          </table:table-cell>
          <table:table-cell table:formula="of:=VAR([$Sheet1.$C$56:.$C$68])" office:value-type="float" office:value="706.730769230769" calcext:value-type="float">
            <text:p>706.7307692308</text:p>
          </table:table-cell>
          <table:table-cell table:formula="of:=VAR([$Sheet1.$D$56:.$D$68])" office:value-type="float" office:value="1071.46786410256" calcext:value-type="float">
            <text:p>1071.4678641026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Observations</text:p>
          </table:table-cell>
          <table:table-cell table:formula="of:=COUNT([$Sheet1.$C$56:.$C$68])" office:value-type="float" office:value="13" calcext:value-type="float">
            <text:p>13</text:p>
          </table:table-cell>
          <table:table-cell table:formula="of:=COUNT([$Sheet1.$D$56:.$D$68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Pearson Correlation</text:p>
          </table:table-cell>
          <table:table-cell table:formula="of:=CORREL([$Sheet1.$C$56:.$C$68];[$Sheet1.$D$56:.$D$68])" office:value-type="float" office:value="0.842718809141549" calcext:value-type="float">
            <text:p>0.8427188091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C$56:.$C$68]); 1; 0) * IF(ISNUMBER([$Sheet1.$D$56:.$D$68]); 1; 0)); [$Sheet1.$C$56:.$C$68] - [$Sheet1.$D$56:.$D$68]; &quot;NA&quot;))" office:value-type="float" office:value="-24.1792307692308" calcext:value-type="float">
            <text:p>-24.179230769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C$56:.$C$68]); 1; 0) * IF(ISNUMBER([$Sheet1.$D$56:.$D$68]); 1; 0)); [$Sheet1.$C$56:.$C$68] - [$Sheet1.$D$56:.$D$68]; &quot;NA&quot;))" office:value-type="float" office:value="311.539274358974" calcext:value-type="float">
            <text:p>311.539274359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C$56:.$C$68]); 1; 0) * IF(ISNUMBER([$Sheet1.$D$56:.$D$68]); 1; 0)) - 1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Stat</text:p>
          </table:table-cell>
          <table:table-cell table:formula="of:=([$Sheet1.$I$126] - [$Sheet1.$I$120]) / ([$Sheet1.$I$127] / ( [$Sheet1.$I$128] + 1)) ^ 0.5" office:value-type="float" office:value="-4.9392129906769" calcext:value-type="float">
            <text:p>-4.9392129907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 (T&lt;=t) one-tail</text:p>
          </table:table-cell>
          <table:table-cell table:formula="of:=LEGACY.TDIST(ABS([$Sheet1.$I$129]); [$Sheet1.$I$128]; 1)" office:value-type="float" office:value="0.000171269795010157" calcext:value-type="float">
            <text:p>0.000171269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Critical one-tail</text:p>
          </table:table-cell>
          <table:table-cell table:formula="of:=TINV(2*[$Sheet1.$I$119]; [$Sheet1.$I$128])" office:value-type="float" office:value="1.78228755564932" calcext:value-type="float">
            <text:p>1.782287555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 (T&lt;=t) two-tail</text:p>
          </table:table-cell>
          <table:table-cell table:formula="of:=LEGACY.TDIST(ABS([$Sheet1.$I$129]); [$Sheet1.$I$128]; 2)" office:value-type="float" office:value="0.000342539590020314" calcext:value-type="float">
            <text:p>0.000342539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Critical two-tail</text:p>
          </table:table-cell>
          <table:table-cell table:formula="of:=TINV([$Sheet1.$I$119]; [$Sheet1.$I$128])" office:value-type="float" office:value="2.17881282966723" calcext:value-type="float">
            <text:p>2.1788128297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<text:span text:style-name="T1">t-test</text:span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Mean</text:p>
          </table:table-cell>
          <table:table-cell table:formula="of:=AVERAGE([$Sheet1.$B$72:.$B$86])" office:value-type="float" office:value="144.396" calcext:value-type="float">
            <text:p>144.396</text:p>
          </table:table-cell>
          <table:table-cell table:formula="of:=AVERAGE([$Sheet1.$C$72:.$C$86])" office:value-type="float" office:value="90.522" calcext:value-type="float">
            <text:p>90.522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Variance</text:p>
          </table:table-cell>
          <table:table-cell table:formula="of:=VAR([$Sheet1.$B$72:.$B$86])" office:value-type="float" office:value="4601.67776857143" calcext:value-type="float">
            <text:p>4601.6777685714</text:p>
          </table:table-cell>
          <table:table-cell table:formula="of:=VAR([$Sheet1.$C$72:.$C$86])" office:value-type="float" office:value="1016.23583142857" calcext:value-type="float">
            <text:p>1016.2358314286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Observations</text:p>
          </table:table-cell>
          <table:table-cell table:formula="of:=COUNT([$Sheet1.$B$72:.$B$86])" office:value-type="float" office:value="15" calcext:value-type="float">
            <text:p>15</text:p>
          </table:table-cell>
          <table:table-cell table:formula="of:=COUNT([$Sheet1.$C$72:.$C$86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Pearson Correlation</text:p>
          </table:table-cell>
          <table:table-cell table:formula="of:=CORREL([$Sheet1.$B$72:.$B$86];[$Sheet1.$C$72:.$C$86])" office:value-type="float" office:value="0.343441171625187" calcext:value-type="float">
            <text:p>0.343441171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B$72:.$B$86]); 1; 0) * IF(ISNUMBER([$Sheet1.$C$72:.$C$86]); 1; 0)); [$Sheet1.$B$72:.$B$86] - [$Sheet1.$C$72:.$C$86]; &quot;NA&quot;))" office:value-type="float" office:value="53.874" calcext:value-type="float">
            <text:p>53.874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B$72:.$B$86]); 1; 0) * IF(ISNUMBER([$Sheet1.$C$72:.$C$86]); 1; 0)); [$Sheet1.$B$72:.$B$86] - [$Sheet1.$C$72:.$C$86]; &quot;NA&quot;))" office:value-type="float" office:value="4132.53314" calcext:value-type="float">
            <text:p>4132.53314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B$72:.$B$86]); 1; 0) * IF(ISNUMBER([$Sheet1.$C$72:.$C$86]); 1; 0)) - 1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Stat</text:p>
          </table:table-cell>
          <table:table-cell table:formula="of:=([$Sheet1.$I$145] - [$Sheet1.$I$139]) / ([$Sheet1.$I$146] / ( [$Sheet1.$I$147] + 1)) ^ 0.5" office:value-type="float" office:value="3.24576205651891" calcext:value-type="float">
            <text:p>3.2457620565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 (T&lt;=t) one-tail</text:p>
          </table:table-cell>
          <table:table-cell table:formula="of:=LEGACY.TDIST(ABS([$Sheet1.$I$148]); [$Sheet1.$I$147]; 1)" office:value-type="float" office:value="0.00293095842869129" calcext:value-type="float">
            <text:p>0.0029309584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Critical one-tail</text:p>
          </table:table-cell>
          <table:table-cell table:formula="of:=TINV(2*[$Sheet1.$I$138]; [$Sheet1.$I$147])" office:value-type="float" office:value="1.76131013577489" calcext:value-type="float">
            <text:p>1.7613101358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P (T&lt;=t) two-tail</text:p>
          </table:table-cell>
          <table:table-cell table:formula="of:=LEGACY.TDIST(ABS([$Sheet1.$I$148]); [$Sheet1.$I$147]; 2)" office:value-type="float" office:value="0.00586191685738257" calcext:value-type="float">
            <text:p>0.0058619169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 Critical two-tail</text:p>
          </table:table-cell>
          <table:table-cell table:formula="of:=TINV([$Sheet1.$I$138]; [$Sheet1.$I$147])" office:value-type="float" office:value="2.1447866879178" calcext:value-type="float">
            <text:p>2.1447866879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0mm" fo:margin-bottom="0mm" fo:margin-left="0mm" fo:margin-right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00-00-00</text:date>, <text:time style:data-style-name="N2" text:time-value="12:04:15.564974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4:54:39.000456513</meta:creation-date>
    <meta:editing-duration>PT4H17M12S</meta:editing-duration>
    <meta:editing-cycles>24</meta:editing-cycles>
    <meta:generator>LibreOffice/5.1.6.2$Linux_X86_64 LibreOffice_project/10m0$Build-2</meta:generator>
    <dc:date>2018-08-28T16:58:50.767919324</dc:date>
    <meta:document-statistic meta:table-count="2" meta:cell-count="3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">
      <style:chart-properties chart:display-label="true" chart:tick-marks-major-inner="true" chart:tick-marks-major-outer="false" chart:logarithmic="false" chart:minimum="-0.6" chart:maximum="1.2" chart:origin="0" chart:interval-major="0.2" chart:reverse-direction="false" text:line-break="false" loext:try-staggering-first="false" chart:link-data-style-to-source="false" chart:axis-position="0"/>
      <style:graphic-properties svg:stroke-width="0.1cm" svg:stroke-color="#2c001e"/>
      <style:text-properties fo:font-family="'TeX Gyre Pagella Math'" style:font-style-name="Regular" fo:font-size="2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inimum="0.9" chart:maximum="1.1" chart:origin="0" chart:reverse-direction="false" text:line-break="false" loext:try-staggering-first="false" chart:link-data-style-to-source="true" chart:axis-position="0"/>
      <style:graphic-properties draw:stroke="dash" draw:stroke-dash="Dashed_20__28_var_29_" svg:stroke-width="0.3cm" svg:stroke-color="#579d1c"/>
      <style:text-properties fo:font-size="10pt" style:font-size-asian="10pt" style:font-size-complex="10pt"/>
    </style:style>
    <style:style style:name="ch5" style:family="chart" style:data-style-name="N0">
      <style:chart-properties chart:symbol-type="image" chart:symbol-width="0.65cm" chart:symbol-height="0.65cm" chart:link-data-style-to-source="true">
        <chart:symbol-image xlink:href="Pictures/100002E10000016000000160825FBE4ACE2B6D83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1.5cm" chart:symbol-height="1.5cm" chart:link-data-style-to-source="true">
        <chart:symbol-image xlink:href="Pictures/100002E10000016000000160825FBE4ACE2B6D83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1.45cm" chart:symbol-height="1.4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6cm" chart:symbol-height="0.6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1cm" svg:stroke-color="#2c001e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02cm" svg:height="11.118cm" xlink:href=".." xlink:type="simple" chart:class="chart:scatter" chart:style-name="ch1">
        <chart:plot-area chart:style-name="ch2" table:cell-range-address="Sheet1.I55:Sheet1.I68 Sheet1.K56:Sheet1.L68 Sheet1.K70:Sheet1.L70 Sheet1.J55:Sheet1.J55" chart:data-source-has-labels="row" svg:x="0.456cm" svg:y="0.222cm" svg:width="21.89cm" svg:height="10.674cm">
          <chartooo:coordinate-region svg:x="1.25cm" svg:y="0.222cm" svg:width="20.234cm" svg:height="9.833cm"/>
          <chart:axis chart:dimension="x" chart:name="primary-x" chart:style-name="ch3"/>
          <chart:axis chart:dimension="y" chart:name="primary-y" chart:style-name="ch4"/>
          <chart:series chart:style-name="ch5" chart:values-cell-range-address="Sheet1.K56:Sheet1.K68" chart:label-cell-address="Sheet1.I55:Sheet1.I55" chart:class="chart:scatter">
            <chart:domain table:cell-range-address="Sheet1.I56:Sheet1.I68"/>
            <chart:data-point chart:repeated="13"/>
          </chart:series>
          <chart:series chart:style-name="ch6" chart:values-cell-range-address="Sheet1.K70:Sheet1.K70" loext:label-string="moy_tr" chart:class="chart:scatter">
            <chart:domain table:cell-range-address="Sheet1.I70:Sheet1.I70"/>
            <chart:data-point/>
          </chart:series>
          <chart:series chart:style-name="ch7" chart:values-cell-range-address="Sheet1.L70:Sheet1.L70" loext:label-string="moy_tt_rr" chart:class="chart:scatter">
            <chart:domain table:cell-range-address="Sheet1.J70:Sheet1.J70"/>
            <chart:data-point/>
          </chart:series>
          <chart:series chart:style-name="ch8" chart:values-cell-range-address="Sheet1.L56:Sheet1.L68" chart:label-cell-address="Sheet1.J55:Sheet1.J55" chart:class="chart:scatter">
            <chart:domain table:cell-range-address="Sheet1.J56:Sheet1.J6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T-T/R-R</text:p>
                <draw:g>
                  <svg:desc>Sheet1.I55:Sheet1.I55</svg:desc>
                </draw:g>
              </table:table-cell>
              <table:table-cell office:value-type="string">
                <text:p/>
              </table:table-cell>
              <table:table-cell office:value-type="string">
                <text:p>moy_tr</text:p>
              </table:table-cell>
              <table:table-cell office:value-type="string">
                <text:p/>
              </table:table-cell>
              <table:table-cell office:value-type="string">
                <text:p>moy_tt_rr</text:p>
              </table:table-cell>
              <table:table-cell office:value-type="string">
                <text:p>Column J</text:p>
              </table:table-cell>
              <table:table-cell office:value-type="string">
                <text:p>TR-TR</text:p>
                <draw:g>
                  <svg:desc>Sheet1.J55:Sheet1.J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8507462686567">
                <text:p>0.798507462686567</text:p>
                <draw:g>
                  <svg:desc>Sheet1.I56:Sheet1.I68</svg:desc>
                </draw:g>
              </table:table-cell>
              <table:table-cell office:value-type="float" office:value="0.925">
                <text:p>0.925</text:p>
                <draw:g>
                  <svg:desc>Sheet1.K56:Sheet1.K68</svg:desc>
                </draw:g>
              </table:table-cell>
              <table:table-cell office:value-type="float" office:value="0.422738020955183">
                <text:p>0.422738020955183</text:p>
                <draw:g>
                  <svg:desc>Sheet1.I70:Sheet1.I70</svg:desc>
                </draw:g>
              </table:table-cell>
              <table:table-cell office:value-type="float" office:value="0.995">
                <text:p>0.995</text:p>
                <draw:g>
                  <svg:desc>Sheet1.K70:Sheet1.K70</svg:desc>
                </draw:g>
              </table:table-cell>
              <table:table-cell office:value-type="float" office:value="-0.249393367603054">
                <text:p>-0.249393367603054</text:p>
                <draw:g>
                  <svg:desc>Sheet1.J70:Sheet1.J70</svg:desc>
                </draw:g>
              </table:table-cell>
              <table:table-cell office:value-type="float" office:value="0.995">
                <text:p>0.995</text:p>
                <draw:g>
                  <svg:desc>Sheet1.L70:Sheet1.L70</svg:desc>
                </draw:g>
              </table:table-cell>
              <table:table-cell office:value-type="float" office:value="0">
                <text:p>0</text:p>
                <draw:g>
                  <svg:desc>Sheet1.J56:Sheet1.J68</svg:desc>
                </draw:g>
              </table:table-cell>
              <table:table-cell office:value-type="float" office:value="1.05">
                <text:p>1.05</text:p>
                <draw:g>
                  <svg:desc>Sheet1.L56:Sheet1.L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5447978562274">
                <text:p>0.285447978562274</text:p>
              </table:table-cell>
              <table:table-cell office:value-type="float" office:value="0.925">
                <text:p>0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54013748106722">
                <text:p>-0.08540137481067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1969696969697">
                <text:p>0.281969696969697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3636363636364">
                <text:p>-0.363636363636364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6818181818182">
                <text:p>0.306818181818182</text:p>
              </table:table-cell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5">
                <text:p>-0.3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5384615384615">
                <text:p>0.815384615384615</text:p>
              </table:table-cell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61538461538462">
                <text:p>-0.261538461538462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3943661971831">
                <text:p>-0.323943661971831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1132075471698">
                <text:p>0.981132075471698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50943396226415">
                <text:p>-0.1509433962264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86915887850467">
                <text:p>-0.186915887850467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83177570093458">
                <text:p>-0.383177570093458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7307692307692">
                <text:p>0.317307692307692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5">
                <text:p>-0.25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4776119403">
                <text:p>1.1044776119403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9253731343284">
                <text:p>-0.14925373134328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58108108108108">
                <text:p>-0.358108108108108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1">
                <text:p>-0.11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">
                <text:p>-0.4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1111111111111">
                <text:p>-0.111111111111111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0">
      <style:chart-properties chart:display-label="true" chart:tick-marks-major-inner="true" chart:tick-marks-major-outer="false" chart:logarithmic="false" chart:minimum="-0.6" chart:maximum="1.2" chart:origin="0" chart:interval-major="0.2" chart:reverse-direction="false" text:line-break="false" loext:try-staggering-first="false" chart:link-data-style-to-source="false" chart:axis-position="0"/>
      <style:graphic-properties svg:stroke-width="0.1cm" svg:stroke-color="#2c001e"/>
      <style:text-properties fo:font-family="'TeX Gyre Pagella Math'" style:font-style-name="Regular" fo:font-size="20pt" style:font-size-asian="10pt" style:font-size-complex="10pt"/>
    </style:style>
    <style:style style:name="ch4" style:family="chart" style:data-style-name="N0">
      <style:chart-properties chart:display-label="false" chart:tick-marks-major-inner="false" chart:tick-marks-major-outer="false" chart:logarithmic="false" chart:minimum="0.9" chart:maximum="1.1" chart:origin="0" chart:reverse-direction="false" text:line-break="false" loext:try-staggering-first="false" chart:link-data-style-to-source="true" chart:axis-position="0"/>
      <style:graphic-properties draw:stroke="dash" draw:stroke-dash="Dashed_20__28_var_29_" svg:stroke-width="0.3cm" svg:stroke-color="#579d1c"/>
      <style:text-properties fo:font-size="10pt" style:font-size-asian="10pt" style:font-size-complex="10pt"/>
    </style:style>
    <style:style style:name="ch5" style:family="chart" style:data-style-name="N0">
      <style:chart-properties chart:symbol-type="image" chart:symbol-width="0.65cm" chart:symbol-height="0.65cm" chart:link-data-style-to-source="true">
        <chart:symbol-image xlink:href="Pictures/100002E10000016000000160825FBE4ACE2B6D83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1.5cm" chart:symbol-height="1.5cm" chart:link-data-style-to-source="true">
        <chart:symbol-image xlink:href="Pictures/100002E10000016000000160825FBE4ACE2B6D83.svg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1.45cm" chart:symbol-height="1.4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6cm" chart:symbol-height="0.6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1cm" svg:stroke-color="#2c001e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964cm" svg:height="13.005cm" xlink:href=".." xlink:type="simple" chart:class="chart:scatter" chart:style-name="ch1">
        <chart:plot-area chart:style-name="ch2" table:cell-range-address="Sheet1.I55:Sheet1.I68 Sheet1.K56:Sheet1.L68 Sheet1.K70:Sheet1.L70 Sheet1.J55:Sheet1.J55" chart:data-source-has-labels="row" svg:x="0.459cm" svg:y="0.26cm" svg:width="22.046cm" svg:height="12.485cm">
          <chartooo:coordinate-region svg:x="1.253cm" svg:y="0.26cm" svg:width="20.389cm" svg:height="11.644cm"/>
          <chart:axis chart:dimension="x" chart:name="primary-x" chart:style-name="ch3"/>
          <chart:axis chart:dimension="y" chart:name="primary-y" chart:style-name="ch4"/>
          <chart:series chart:style-name="ch5" chart:values-cell-range-address="Sheet1.K56:Sheet1.K68" chart:label-cell-address="Sheet1.I55:Sheet1.I55" chart:class="chart:scatter">
            <chart:domain table:cell-range-address="Sheet1.I56:Sheet1.I68"/>
            <chart:data-point chart:repeated="13"/>
          </chart:series>
          <chart:series chart:style-name="ch6" chart:values-cell-range-address="Sheet1.K70:Sheet1.K70" loext:label-string="moy_tr" chart:class="chart:scatter">
            <chart:domain table:cell-range-address="Sheet1.I70:Sheet1.I70"/>
            <chart:data-point/>
          </chart:series>
          <chart:series chart:style-name="ch7" chart:values-cell-range-address="Sheet1.L70:Sheet1.L70" loext:label-string="moy_tt_rr" chart:class="chart:scatter">
            <chart:domain table:cell-range-address="Sheet1.J70:Sheet1.J70"/>
            <chart:data-point/>
          </chart:series>
          <chart:series chart:style-name="ch8" chart:values-cell-range-address="Sheet1.L56:Sheet1.L68" chart:label-cell-address="Sheet1.J55:Sheet1.J55" chart:class="chart:scatter">
            <chart:domain table:cell-range-address="Sheet1.J56:Sheet1.J68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T-T/R-R</text:p>
                <draw:g>
                  <svg:desc>Sheet1.I55:Sheet1.I55</svg:desc>
                </draw:g>
              </table:table-cell>
              <table:table-cell office:value-type="string">
                <text:p/>
              </table:table-cell>
              <table:table-cell office:value-type="string">
                <text:p>moy_tr</text:p>
              </table:table-cell>
              <table:table-cell office:value-type="string">
                <text:p/>
              </table:table-cell>
              <table:table-cell office:value-type="string">
                <text:p>moy_tt_rr</text:p>
              </table:table-cell>
              <table:table-cell office:value-type="string">
                <text:p>Column J</text:p>
              </table:table-cell>
              <table:table-cell office:value-type="string">
                <text:p>TR-TR</text:p>
                <draw:g>
                  <svg:desc>Sheet1.J55:Sheet1.J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8507462686567">
                <text:p>0.798507462686567</text:p>
                <draw:g>
                  <svg:desc>Sheet1.I56:Sheet1.I68</svg:desc>
                </draw:g>
              </table:table-cell>
              <table:table-cell office:value-type="float" office:value="0.925">
                <text:p>0.925</text:p>
                <draw:g>
                  <svg:desc>Sheet1.K56:Sheet1.K68</svg:desc>
                </draw:g>
              </table:table-cell>
              <table:table-cell office:value-type="float" office:value="0.422738020955183">
                <text:p>0.422738020955183</text:p>
                <draw:g>
                  <svg:desc>Sheet1.I70:Sheet1.I70</svg:desc>
                </draw:g>
              </table:table-cell>
              <table:table-cell office:value-type="float" office:value="0.995">
                <text:p>0.995</text:p>
                <draw:g>
                  <svg:desc>Sheet1.K70:Sheet1.K70</svg:desc>
                </draw:g>
              </table:table-cell>
              <table:table-cell office:value-type="float" office:value="-0.249393367603054">
                <text:p>-0.249393367603054</text:p>
                <draw:g>
                  <svg:desc>Sheet1.J70:Sheet1.J70</svg:desc>
                </draw:g>
              </table:table-cell>
              <table:table-cell office:value-type="float" office:value="0.995">
                <text:p>0.995</text:p>
                <draw:g>
                  <svg:desc>Sheet1.L70:Sheet1.L70</svg:desc>
                </draw:g>
              </table:table-cell>
              <table:table-cell office:value-type="float" office:value="0">
                <text:p>0</text:p>
                <draw:g>
                  <svg:desc>Sheet1.J56:Sheet1.J68</svg:desc>
                </draw:g>
              </table:table-cell>
              <table:table-cell office:value-type="float" office:value="1.05">
                <text:p>1.05</text:p>
                <draw:g>
                  <svg:desc>Sheet1.L56:Sheet1.L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5447978562274">
                <text:p>0.285447978562274</text:p>
              </table:table-cell>
              <table:table-cell office:value-type="float" office:value="0.925">
                <text:p>0.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54013748106722">
                <text:p>-0.08540137481067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1969696969697">
                <text:p>0.281969696969697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63636363636364">
                <text:p>-0.363636363636364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6818181818182">
                <text:p>0.306818181818182</text:p>
              </table:table-cell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5">
                <text:p>-0.3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5384615384615">
                <text:p>0.815384615384615</text:p>
              </table:table-cell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61538461538462">
                <text:p>-0.261538461538462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23943661971831">
                <text:p>-0.323943661971831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1132075471698">
                <text:p>0.981132075471698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50943396226415">
                <text:p>-0.1509433962264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86915887850467">
                <text:p>-0.186915887850467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83177570093458">
                <text:p>-0.383177570093458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7307692307692">
                <text:p>0.317307692307692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5">
                <text:p>-0.25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4776119403">
                <text:p>1.1044776119403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9253731343284">
                <text:p>-0.14925373134328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0.975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58108108108108">
                <text:p>-0.358108108108108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1">
                <text:p>-0.11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3">
                <text:p>-0.4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1111111111111">
                <text:p>-0.111111111111111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eX Gyre Pagella Math'" style:font-style-name="Regular"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minimum="-0.6" chart:maximum="1.2" chart:origin="0" chart:interval-major="0.3" chart:reverse-direction="false" text:line-break="false" loext:try-staggering-first="false" chart:link-data-style-to-source="true" chart:axis-position="0"/>
      <style:graphic-properties svg:stroke-width="0.1cm" svg:stroke-color="#2c001e"/>
      <style:text-properties fo:font-family="'TeX Gyre Pagella Math'" style:font-style-name="Regular" fo:font-size="14pt" style:font-size-asian="10pt" style:font-size-complex="10pt"/>
    </style:style>
    <style:style style:name="ch5" style:family="chart" style:data-style-name="N0">
      <style:chart-properties chart:display-label="true" chart:logarithmic="false" chart:minimum="0.9" chart:maximum="1.1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image" chart:symbol-width="0.45cm" chart:symbol-height="0.45cm" chart:link-data-style-to-source="true">
        <chart:symbol-image xlink:href="Pictures/100002E10000016000000160825FBE4ACE2B6D83.svg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35cm" chart:symbol-height="0.3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width="0.1cm" svg:stroke-color="#2c001e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13cm" svg:height="9cm" xlink:href=".." xlink:type="simple" chart:class="chart:scatter" chart:style-name="ch1">
        <chart:legend chart:legend-position="end" svg:x="31.294cm" svg:y="3.82cm" style:legend-expansion="high" chart:style-name="ch2"/>
        <chart:plot-area chart:style-name="ch3" table:cell-range-address="Sheet1.I55:Sheet1.I68 Sheet1.K56:Sheet1.L68 Sheet1.J55:Sheet1.J55" chart:data-source-has-labels="row" svg:x="0.682cm" svg:y="0.18cm" svg:width="29.93cm" svg:height="8.64cm">
          <chartooo:coordinate-region svg:x="1.092cm" svg:y="0.18cm" svg:width="29.188cm" svg:height="8.011cm"/>
          <chart:axis chart:dimension="x" chart:name="primary-x" chart:style-name="ch4"/>
          <chart:axis chart:dimension="y" chart:name="primary-y" chart:style-name="ch5"/>
          <chart:series chart:style-name="ch6" chart:values-cell-range-address="Sheet1.K56:Sheet1.K68" chart:label-cell-address="Sheet1.I55:Sheet1.I55" chart:class="chart:scatter">
            <chart:domain table:cell-range-address="Sheet1.I56:Sheet1.I68"/>
            <chart:data-point chart:repeated="13"/>
          </chart:series>
          <chart:series chart:style-name="ch7" chart:values-cell-range-address="Sheet1.L56:Sheet1.L68" chart:label-cell-address="Sheet1.J55:Sheet1.J55" chart:class="chart:scatter">
            <chart:domain table:cell-range-address="Sheet1.J56:Sheet1.J68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T-T/R-R</text:p>
                <draw:g>
                  <svg:desc>Sheet1.I55:Sheet1.I5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TR-TR</text:p>
                <draw:g>
                  <svg:desc>Sheet1.J55:Sheet1.J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8507462686567">
                <text:p>0.798507462686567</text:p>
                <draw:g>
                  <svg:desc>Sheet1.I56:Sheet1.I68</svg:desc>
                </draw:g>
              </table:table-cell>
              <table:table-cell office:value-type="float" office:value="0.925">
                <text:p>0.925</text:p>
                <draw:g>
                  <svg:desc>Sheet1.K56:Sheet1.K68</svg:desc>
                </draw:g>
              </table:table-cell>
              <table:table-cell office:value-type="float" office:value="0">
                <text:p>0</text:p>
                <draw:g>
                  <svg:desc>Sheet1.J56:Sheet1.J68</svg:desc>
                </draw:g>
              </table:table-cell>
              <table:table-cell office:value-type="float" office:value="1.05">
                <text:p>1.05</text:p>
                <draw:g>
                  <svg:desc>Sheet1.L56:Sheet1.L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85447978562274">
                <text:p>0.285447978562274</text:p>
              </table:table-cell>
              <table:table-cell office:value-type="float" office:value="0.925">
                <text:p>0.925</text:p>
              </table:table-cell>
              <table:table-cell office:value-type="float" office:value="-0.0854013748106722">
                <text:p>-0.08540137481067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81969696969697">
                <text:p>0.281969696969697</text:p>
              </table:table-cell>
              <table:table-cell office:value-type="float" office:value="0.95">
                <text:p>0.95</text:p>
              </table:table-cell>
              <table:table-cell office:value-type="float" office:value="-0.363636363636364">
                <text:p>-0.363636363636364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6818181818182">
                <text:p>0.306818181818182</text:p>
              </table:table-cell>
              <table:table-cell office:value-type="float" office:value="0.975">
                <text:p>0.975</text:p>
              </table:table-cell>
              <table:table-cell office:value-type="float" office:value="-0.375">
                <text:p>-0.3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5384615384615">
                <text:p>0.815384615384615</text:p>
              </table:table-cell>
              <table:table-cell office:value-type="float" office:value="0.975">
                <text:p>0.975</text:p>
              </table:table-cell>
              <table:table-cell office:value-type="float" office:value="-0.261538461538462">
                <text:p>-0.261538461538462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2676056338028">
                <text:p>0.112676056338028</text:p>
              </table:table-cell>
              <table:table-cell office:value-type="float" office:value="0.95">
                <text:p>0.95</text:p>
              </table:table-cell>
              <table:table-cell office:value-type="float" office:value="-0.323943661971831">
                <text:p>-0.323943661971831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1132075471698">
                <text:p>0.981132075471698</text:p>
              </table:table-cell>
              <table:table-cell office:value-type="float" office:value="0.95">
                <text:p>0.95</text:p>
              </table:table-cell>
              <table:table-cell office:value-type="float" office:value="-0.150943396226415">
                <text:p>-0.1509433962264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86915887850467">
                <text:p>-0.186915887850467</text:p>
              </table:table-cell>
              <table:table-cell office:value-type="float" office:value="0.95">
                <text:p>0.95</text:p>
              </table:table-cell>
              <table:table-cell office:value-type="float" office:value="-0.383177570093458">
                <text:p>-0.383177570093458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7307692307692">
                <text:p>0.317307692307692</text:p>
              </table:table-cell>
              <table:table-cell office:value-type="float" office:value="0.95">
                <text:p>0.95</text:p>
              </table:table-cell>
              <table:table-cell office:value-type="float" office:value="-0.25">
                <text:p>-0.25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4776119403">
                <text:p>1.1044776119403</text:p>
              </table:table-cell>
              <table:table-cell office:value-type="float" office:value="0.95">
                <text:p>0.95</text:p>
              </table:table-cell>
              <table:table-cell office:value-type="float" office:value="-0.149253731343284">
                <text:p>-0.14925373134328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027027027027">
                <text:p>0.27027027027027</text:p>
              </table:table-cell>
              <table:table-cell office:value-type="float" office:value="0.975">
                <text:p>0.975</text:p>
              </table:table-cell>
              <table:table-cell office:value-type="float" office:value="-0.358108108108108">
                <text:p>-0.358108108108108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1">
                <text:p>-0.11</text:p>
              </table:table-cell>
              <table:table-cell office:value-type="float" office:value="0.95">
                <text:p>0.95</text:p>
              </table:table-cell>
              <table:table-cell office:value-type="float" office:value="-0.43">
                <text:p>-0.4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95">
                <text:p>0.95</text:p>
              </table:table-cell>
              <table:table-cell office:value-type="float" office:value="-0.111111111111111">
                <text:p>-0.111111111111111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